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18cm" svg:stroke-color="#4472c4" svg:stroke-opacity="100%" draw:stroke-linejoin="miter" svg:stroke-linecap="butt" draw:fill="none" fo:padding-top="0.134cm" fo:padding-bottom="0.134cm" fo:padding-left="0.259cm" fo:padding-right="0.259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829cm" fo:padding-top="0.127cm" fo:padding-bottom="0.127cm" fo:padding-left="0.254cm" fo:padding-right="0.254cm" fo:wrap-option="no-wrap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19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67cm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109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0.904cm" fo:padding-top="0.127cm" fo:padding-bottom="0.127cm" fo:padding-left="0.254cm" fo:padding-right="0.254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72cm" fo:min-width="1.225cm" fo:padding-top="0.127cm" fo:padding-bottom="0.127cm" fo:padding-left="0.254cm" fo:padding-right="0.254cm" fo:wrap-option="no-wrap"/>
    </style:style>
    <style:style style:name="gr8" style:family="graphic" style:parent-style-name="standard">
      <style:graphic-properties draw:stroke="solid" svg:stroke-width="0.035cm" svg:stroke-color="#507e32" svg:stroke-opacity="100%" draw:stroke-linejoin="miter" svg:stroke-linecap="butt" draw:fill="solid" draw:fill-color="#70ad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2f528f" svg:stroke-opacity="100%" draw:stroke-linejoin="miter" svg:stroke-linecap="butt" draw:fill="solid" draw:fill-color="#4472c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false" fo:min-height="0.43cm" fo:padding-top="0.127cm" fo:padding-bottom="0.127cm" fo:padding-left="0.254cm" fo:padding-right="0.254cm" fo:wrap-option="wrap"/>
    </style:style>
    <style:style style:name="gr12" style:family="graphic" style:parent-style-name="standard">
      <style:graphic-properties draw:stroke="solid" svg:stroke-width="0.018cm" svg:stroke-color="#4472c4" draw:marker-end="a500" svg:stroke-opacity="100%" draw:stroke-linejoin="miter" svg:stroke-linecap="butt" draw:fill="none" fo:padding-top="0.134cm" fo:padding-bottom="0.134cm" fo:padding-left="0.259cm" fo:padding-right="0.259cm"/>
    </style:style>
    <style:style style:name="gr13" style:family="graphic" style:parent-style-name="standard">
      <style:graphic-properties draw:stroke="solid" svg:stroke-width="0.018cm" svg:stroke-color="#4472c4" draw:marker-end="a502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solid" svg:stroke-width="0.018cm" svg:stroke-color="#4472c4" draw:marker-end="a504" svg:stroke-opacity="100%" draw:stroke-linejoin="miter" svg:stroke-linecap="butt" draw:fill="none" fo:padding-top="0.134cm" fo:padding-bottom="0.134cm" fo:padding-left="0.259cm" fo:padding-right="0.259cm"/>
    </style:style>
    <style:style style:name="gr15" style:family="graphic" style:parent-style-name="standard">
      <style:graphic-properties draw:stroke="solid" svg:stroke-width="0.018cm" svg:stroke-color="#4472c4" draw:marker-end="a506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solid" svg:stroke-width="0.018cm" svg:stroke-color="#4472c4" draw:marker-end="a508" svg:stroke-opacity="100%" draw:stroke-linejoin="miter" svg:stroke-linecap="butt" draw:fill="none" fo:padding-top="0.134cm" fo:padding-bottom="0.134cm" fo:padding-left="0.259cm" fo:padding-right="0.259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false" fo:min-height="0.772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18cm" svg:stroke-color="#4472c4" draw:marker-end="a536" svg:stroke-opacity="100%" draw:stroke-linejoin="miter" svg:stroke-linecap="butt" draw:fill="non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4472c4" draw:marker-end="a538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540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542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548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4472c4" draw:marker-end="a564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solid" svg:stroke-width="0.018cm" svg:stroke-color="#4472c4" draw:marker-end="a566" svg:stroke-opacity="100%" draw:stroke-linejoin="miter" svg:stroke-linecap="butt" draw:fill="none" fo:padding-top="0.134cm" fo:padding-bottom="0.134cm" fo:padding-left="0.259cm" fo:padding-right="0.259cm"/>
    </style:style>
    <style:style style:name="gr25" style:family="graphic" style:parent-style-name="standard">
      <style:graphic-properties draw:stroke="solid" svg:stroke-width="0.018cm" svg:stroke-color="#4472c4" draw:marker-end="a568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none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7" style:family="graphic">
      <style:graphic-properties style:protect="size"/>
    </style:style>
    <style:style style:name="pr1" style:family="presentation" style:parent-style-name="Master1-Layout1-title-Title-Slid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T1" style:family="text">
      <style:text-properties fo:color="#000000" style:text-line-through-style="none" style:text-position="0% 100%" fo:font-family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style:text-line-through-style="none" style:text-position="0% 100%" fo:font-family="Calibri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draw:connector draw:name="Straight Connector 4" draw:style-name="gr1" draw:layer="layout" draw:type="line" svg:x1="3.741cm" svg:y1="3.487cm" svg:x2="6.673cm" svg:y2="2.471cm" svg:d="M3741 3487l2932-1016">
          <text:p/>
        </draw:connector>
        <draw:connector draw:name="Straight Connector 5" draw:style-name="gr1" draw:layer="layout" draw:type="line" svg:x1="3.748cm" svg:y1="3.487cm" svg:x2="6.819cm" svg:y2="4.477cm" svg:d="M3748 3487l3071 990">
          <text:p/>
        </draw:connector>
        <draw:frame draw:name="TextBox 7" draw:style-name="gr2" draw:text-style-name="P2" draw:layer="layout" svg:width="1.337cm" svg:height="1.026cm" svg:x="4.918cm" svg:y="1.819cm">
          <draw:text-box>
            <text:p text:style-name="P1"><text:span text:style-name="T1">old</text:span></text:p>
          </draw:text-box>
        </draw:frame>
        <draw:frame draw:name="TextBox 8" draw:style-name="gr3" draw:text-style-name="P2" draw:layer="layout" svg:width="1.627cm" svg:height="1.026cm" svg:x="4.599cm" svg:y="3.99cm">
          <draw:text-box>
            <text:p text:style-name="P1"><text:span text:style-name="T1">new</text:span></text:p>
          </draw:text-box>
        </draw:frame>
        <draw:connector draw:name="Straight Connector 9" draw:style-name="gr1" draw:layer="layout" draw:type="line" svg:x1="6.666cm" svg:y1="2.48cm" svg:x2="9.598cm" svg:y2="1.464cm" svg:d="M6666 2480l2932-1016">
          <text:p/>
        </draw:connector>
        <draw:connector draw:name="Straight Connector 10" draw:style-name="gr1" draw:layer="layout" draw:type="line" svg:x1="6.673cm" svg:y1="2.48cm" svg:x2="9.598cm" svg:y2="3.211cm" svg:d="M6673 2480l2925 731">
          <text:p/>
        </draw:connector>
        <draw:frame draw:name="TextBox 11" draw:style-name="gr4" draw:text-style-name="P2" draw:layer="layout" svg:width="1.475cm" svg:height="1.026cm" svg:x="7.843cm" svg:y="0.812cm">
          <draw:text-box>
            <text:p text:style-name="P1"><text:span text:style-name="T1">&gt;RF</text:span></text:p>
          </draw:text-box>
        </draw:frame>
        <draw:frame draw:name="TextBox 12" draw:style-name="gr4" draw:text-style-name="P2" draw:layer="layout" svg:width="1.475cm" svg:height="1.026cm" svg:x="7.964cm" svg:y="2.124cm">
          <draw:text-box>
            <text:p text:style-name="P1"><text:span text:style-name="T1">≤</text:span><text:span text:style-name="T1">RF</text:span></text:p>
          </draw:text-box>
        </draw:frame>
        <draw:connector draw:name="Straight Connector 13" draw:style-name="gr1" draw:layer="layout" draw:type="line" svg:x1="6.666cm" svg:y1="4.513cm" svg:x2="9.598cm" svg:y2="3.497cm" svg:d="M6666 4513l2932-1016">
          <text:p/>
        </draw:connector>
        <draw:connector draw:name="Straight Connector 14" draw:style-name="gr1" draw:layer="layout" draw:type="line" svg:x1="6.673cm" svg:y1="4.513cm" svg:x2="9.598cm" svg:y2="5.244cm" svg:d="M6673 4513l2925 731">
          <text:p/>
        </draw:connector>
        <draw:frame draw:name="TextBox 15" draw:style-name="gr5" draw:text-style-name="P2" draw:layer="layout" svg:width="1.617cm" svg:height="1.026cm" svg:x="7.981cm" svg:y="3.679cm">
          <draw:text-box>
            <text:p text:style-name="P1"><text:span text:style-name="T1">&gt;4%</text:span></text:p>
          </draw:text-box>
        </draw:frame>
        <draw:frame draw:name="TextBox 16" draw:style-name="gr5" draw:text-style-name="P2" draw:layer="layout" svg:width="1.617cm" svg:height="1.026cm" svg:x="7.698cm" svg:y="4.878cm">
          <draw:text-box>
            <text:p text:style-name="P1"><text:span text:style-name="T1">≤</text:span><text:span text:style-name="T1">4%</text:span></text:p>
          </draw:text-box>
        </draw:frame>
        <draw:frame draw:name="TextBox 19" draw:style-name="gr6" draw:text-style-name="P2" draw:layer="layout" svg:width="1.412cm" svg:height="1.026cm" svg:x="9.827cm" svg:y="0.812cm">
          <draw:text-box>
            <text:p text:style-name="P1"><text:span text:style-name="T1">ICD</text:span></text:p>
          </draw:text-box>
        </draw:frame>
        <draw:frame draw:name="TextBox 21" draw:style-name="gr7" draw:text-style-name="P2" draw:layer="layout" svg:width="1.733cm" svg:height="1.026cm" svg:x="9.507cm" svg:y="2.476cm">
          <draw:text-box>
            <text:p text:style-name="P1"><text:span text:style-name="T1">~ICD</text:span></text:p>
          </draw:text-box>
        </draw:frame>
        <draw:frame draw:name="TextBox 23" draw:style-name="gr6" draw:text-style-name="P2" draw:layer="layout" svg:width="1.412cm" svg:height="1.026cm" svg:x="9.755cm" svg:y="3.114cm">
          <draw:text-box>
            <text:p text:style-name="P1"><text:span text:style-name="T1">ICD</text:span></text:p>
          </draw:text-box>
        </draw:frame>
        <draw:frame draw:name="TextBox 25" draw:style-name="gr7" draw:text-style-name="P2" draw:layer="layout" svg:width="1.733cm" svg:height="1.026cm" svg:x="9.507cm" svg:y="4.817cm">
          <draw:text-box>
            <text:p text:style-name="P1"><text:span text:style-name="T1">~ICD</text:span></text:p>
          </draw:text-box>
        </draw:frame>
        <draw:custom-shape draw:name="Rectangle 26" draw:style-name="gr8" draw:text-style-name="P2" draw:layer="layout" svg:width="0.376cm" svg:height="0.469cm" svg:x="3.51cm" svg:y="3.211cm">
          <text:p/>
          <draw:enhanced-geometry svg:viewBox="0 0 21600 21600" draw:type="non-primitive" draw:enhanced-path="M 0 0 L 21600 0 21600 21600 0 21600 Z N"/>
        </draw:custom-shape>
        <draw:custom-shape draw:name="Oval 27" draw:style-name="gr9" draw:text-style-name="P2" draw:layer="layout" svg:width="0.418cm" svg:height="0.391cm" svg:x="6.666cm" svg:y="2.265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29" draw:style-name="gr9" draw:text-style-name="P2" draw:layer="layout" svg:width="0.418cm" svg:height="0.391cm" svg:x="6.61cm" svg:y="4.24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onnector draw:name="Straight Connector 30" draw:style-name="gr1" draw:layer="layout" draw:type="line" svg:x1="15.128cm" svg:y1="3.548cm" svg:x2="18.061cm" svg:y2="2.532cm" svg:d="M15128 3548l2933-1016">
          <text:p/>
        </draw:connector>
        <draw:connector draw:name="Straight Connector 31" draw:style-name="gr1" draw:layer="layout" draw:type="line" svg:x1="15.136cm" svg:y1="3.548cm" svg:x2="18.206cm" svg:y2="4.539cm" svg:d="M15136 3548l3070 991">
          <text:p/>
        </draw:connector>
        <draw:frame draw:name="TextBox 32" draw:style-name="gr5" draw:text-style-name="P2" draw:layer="layout" svg:width="1.617cm" svg:height="1.026cm" svg:x="16.306cm" svg:y="1.881cm">
          <draw:text-box>
            <text:p text:style-name="P1"><text:span text:style-name="T1">&gt;4%</text:span></text:p>
          </draw:text-box>
        </draw:frame>
        <draw:frame draw:name="TextBox 33" draw:style-name="gr5" draw:text-style-name="P2" draw:layer="layout" svg:width="1.617cm" svg:height="1.026cm" svg:x="15.986cm" svg:y="4.051cm">
          <draw:text-box>
            <text:p text:style-name="P1"><text:span text:style-name="T1">≤</text:span><text:span text:style-name="T1">4%</text:span></text:p>
          </draw:text-box>
        </draw:frame>
        <draw:connector draw:name="Straight Connector 34" draw:style-name="gr1" draw:layer="layout" draw:type="line" svg:x1="18.053cm" svg:y1="2.541cm" svg:x2="20.985cm" svg:y2="1.525cm" svg:d="M18053 2541l2932-1016">
          <text:p/>
        </draw:connector>
        <draw:connector draw:name="Straight Connector 35" draw:style-name="gr1" draw:layer="layout" draw:type="line" svg:x1="18.061cm" svg:y1="2.541cm" svg:x2="20.985cm" svg:y2="3.272cm" svg:d="M18061 2541l2924 731">
          <text:p/>
        </draw:connector>
        <draw:connector draw:name="Straight Connector 38" draw:style-name="gr1" draw:layer="layout" draw:type="line" svg:x1="18.053cm" svg:y1="4.574cm" svg:x2="20.985cm" svg:y2="3.558cm" svg:d="M18053 4574l2932-1016">
          <text:p/>
        </draw:connector>
        <draw:connector draw:name="Straight Connector 39" draw:style-name="gr1" draw:layer="layout" draw:type="line" svg:x1="18.061cm" svg:y1="4.574cm" svg:x2="20.985cm" svg:y2="5.305cm" svg:d="M18061 4574l2924 731">
          <text:p/>
        </draw:connector>
        <draw:frame draw:name="TextBox 42" draw:style-name="gr6" draw:text-style-name="P2" draw:layer="layout" svg:width="1.412cm" svg:height="1.026cm" svg:x="19.101cm" svg:y="0.99cm">
          <draw:text-box>
            <text:p text:style-name="P1"><text:span text:style-name="T1">ICD</text:span></text:p>
          </draw:text-box>
        </draw:frame>
        <draw:frame draw:name="TextBox 43" draw:style-name="gr7" draw:text-style-name="P2" draw:layer="layout" svg:width="1.733cm" svg:height="1.026cm" svg:x="19.252cm" svg:y="2.168cm">
          <draw:text-box>
            <text:p text:style-name="P1"><text:span text:style-name="T1">~ICD</text:span></text:p>
          </draw:text-box>
        </draw:frame>
        <draw:frame draw:name="TextBox 44" draw:style-name="gr6" draw:text-style-name="P2" draw:layer="layout" svg:width="1.412cm" svg:height="1.026cm" svg:x="19.465cm" svg:y="3.777cm">
          <draw:text-box>
            <text:p text:style-name="P1"><text:span text:style-name="T1">ICD</text:span></text:p>
          </draw:text-box>
        </draw:frame>
        <draw:frame draw:name="TextBox 45" draw:style-name="gr7" draw:text-style-name="P2" draw:layer="layout" svg:width="1.733cm" svg:height="1.026cm" svg:x="19.101cm" svg:y="5.062cm">
          <draw:text-box>
            <text:p text:style-name="P1"><text:span text:style-name="T1">~ICD</text:span></text:p>
          </draw:text-box>
        </draw:frame>
        <draw:custom-shape draw:name="Oval 47" draw:style-name="gr9" draw:text-style-name="P2" draw:layer="layout" svg:width="0.418cm" svg:height="0.391cm" svg:x="18.053cm" svg:y="2.32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48" draw:style-name="gr9" draw:text-style-name="P2" draw:layer="layout" svg:width="0.418cm" svg:height="0.391cm" svg:x="17.997cm" svg:y="4.30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0" draw:style-name="gr9" draw:text-style-name="P2" draw:layer="layout" svg:width="0.418cm" svg:height="0.391cm" svg:x="14.801cm" svg:y="3.4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draw:name="Oval 51" draw:style-name="gr10" draw:text-style-name="P2" xml:id="id1" draw:id="id1" draw:layer="layout" svg:width="1.796cm" svg:height="1.316cm" svg:x="5.902cm" svg:y="9.348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2" draw:style-name="gr11" draw:text-style-name="P2" draw:layer="layout" svg:width="1.796cm" svg:height="0.684cm" svg:x="6.168cm" svg:y="9.664cm">
          <draw:text-box>
            <text:p text:style-name="P1"><text:span text:style-name="T2">HCM</text:span></text:p>
          </draw:text-box>
        </draw:frame>
        <draw:custom-shape draw:name="Oval 54" draw:style-name="gr10" draw:text-style-name="P2" xml:id="id2" draw:id="id2" draw:layer="layout" svg:width="1.796cm" svg:height="1.316cm" svg:x="8.74cm" svg:y="8.272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56" draw:style-name="gr11" draw:text-style-name="P2" draw:layer="layout" svg:width="1.796cm" svg:height="0.684cm" svg:x="9.006cm" svg:y="8.588cm">
          <draw:text-box>
            <text:p text:style-name="P1"><text:span text:style-name="T2">SCD</text:span></text:p>
          </draw:text-box>
        </draw:frame>
        <draw:custom-shape draw:name="Oval 58" draw:style-name="gr10" draw:text-style-name="P2" xml:id="id3" draw:id="id3" draw:layer="layout" svg:width="1.796cm" svg:height="1.316cm" svg:x="8.74cm" svg:y="10.689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60" draw:style-name="gr11" draw:text-style-name="P2" xml:id="id4" draw:id="id4" draw:layer="layout" svg:width="1.796cm" svg:height="0.684cm" svg:x="8.74cm" svg:y="11.005cm">
          <draw:text-box>
            <text:p text:style-name="P1"><text:span text:style-name="T2">All-cause</text:span></text:p>
          </draw:text-box>
        </draw:frame>
        <draw:connector draw:name="Straight Arrow Connector 62" draw:style-name="gr12" draw:layer="layout" draw:type="line" svg:x1="7.435cm" svg:y1="9.54cm" svg:x2="8.74cm" svg:y2="8.93cm" draw:start-shape="id1" draw:start-glue-point="7" draw:end-shape="id2" draw:end-glue-point="3" svg:d="M7435 9540l1305-610">
          <text:p/>
        </draw:connector>
        <draw:connector draw:name="Straight Arrow Connector 64" draw:style-name="gr13" draw:layer="layout" draw:type="line" svg:x1="7.435cm" svg:y1="10.472cm" svg:x2="8.74cm" svg:y2="11.347cm" draw:start-shape="id1" draw:start-glue-point="6" draw:end-shape="id3" draw:end-glue-point="3" svg:d="M7435 10472l1305 875">
          <text:p/>
        </draw:connector>
        <draw:connector draw:name="Connector: Curved 66" draw:style-name="gr14" draw:layer="layout" draw:type="curve" svg:x1="6.8cm" svg:y1="9.348cm" svg:x2="5.902cm" svg:y2="10.006cm" draw:start-shape="id1" draw:start-glue-point="0" draw:end-shape="id1" draw:end-glue-point="3" svg:d="M6800 9348c0-777-708-648-1127-289s-548 947 229 947">
          <text:p/>
        </draw:connector>
        <draw:connector draw:name="Connector: Curved 67" draw:style-name="gr15" draw:layer="layout" draw:type="curve" svg:x1="9.638cm" svg:y1="10.689cm" svg:x2="10.536cm" svg:y2="11.347cm" draw:start-shape="id3" draw:start-glue-point="0" draw:end-shape="id4" draw:end-glue-point="1" svg:d="M9638 10689c0-777 708-648 1127-289s548 947-229 947">
          <text:p/>
        </draw:connector>
        <draw:connector draw:name="Connector: Curved 72" draw:style-name="gr16" draw:layer="layout" draw:type="curve" draw:line-skew="0.658cm" svg:x1="9.636cm" svg:y1="8.258cm" svg:x2="10.534cm" svg:y2="8.917cm" svg:d="M9636 8258c1660 0 1211 659 898 659">
          <text:p/>
        </draw:connector>
        <draw:frame draw:name="TextBox 73" draw:style-name="gr17" draw:text-style-name="P2" draw:layer="layout" svg:width="2.297cm" svg:height="1.026cm" svg:x="2.898cm" svg:y="8.322cm">
          <draw:text-box>
            <text:p text:style-name="P1"><text:span text:style-name="T1">~ICD:</text:span></text:p>
          </draw:text-box>
        </draw:frame>
        <draw:custom-shape draw:name="Oval 74" draw:style-name="gr10" draw:text-style-name="P2" xml:id="id5" draw:id="id5" draw:layer="layout" svg:width="1.796cm" svg:height="1.316cm" svg:x="18.04cm" svg:y="9.32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5" draw:style-name="gr11" draw:text-style-name="P2" draw:layer="layout" svg:width="1.796cm" svg:height="0.684cm" svg:x="18.305cm" svg:y="9.639cm">
          <draw:text-box>
            <text:p text:style-name="P1"><text:span text:style-name="T2">HCM</text:span></text:p>
          </draw:text-box>
        </draw:frame>
        <draw:custom-shape draw:name="Oval 76" draw:style-name="gr10" draw:text-style-name="P2" xml:id="id6" draw:id="id6" draw:layer="layout" svg:width="1.796cm" svg:height="1.316cm" svg:x="20.877cm" svg:y="8.247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7" draw:style-name="gr11" draw:text-style-name="P2" draw:layer="layout" svg:width="1.796cm" svg:height="0.684cm" svg:x="21.143cm" svg:y="8.563cm">
          <draw:text-box>
            <text:p text:style-name="P1"><text:span text:style-name="T2">shock</text:span></text:p>
          </draw:text-box>
        </draw:frame>
        <draw:custom-shape draw:name="Oval 78" draw:style-name="gr10" draw:text-style-name="P2" xml:id="id7" draw:id="id7" draw:layer="layout" svg:width="1.796cm" svg:height="1.316cm" svg:x="20.877cm" svg:y="10.664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79" draw:style-name="gr11" draw:text-style-name="P2" xml:id="id8" draw:id="id8" draw:layer="layout" svg:width="1.796cm" svg:height="0.684cm" svg:x="20.877cm" svg:y="10.98cm">
          <draw:text-box>
            <text:p text:style-name="P1"><text:span text:style-name="T2">All-cause</text:span></text:p>
          </draw:text-box>
        </draw:frame>
        <draw:connector draw:name="Straight Arrow Connector 80" draw:style-name="gr18" draw:layer="layout" draw:type="line" svg:x1="19.573cm" svg:y1="9.515cm" svg:x2="20.877cm" svg:y2="8.905cm" draw:start-shape="id5" draw:start-glue-point="7" draw:end-shape="id6" draw:end-glue-point="3" svg:d="M19573 9515l1304-610">
          <text:p/>
        </draw:connector>
        <draw:connector draw:name="Straight Arrow Connector 81" draw:style-name="gr19" draw:layer="layout" draw:type="line" svg:x1="19.573cm" svg:y1="10.447cm" svg:x2="20.877cm" svg:y2="11.322cm" draw:start-shape="id5" draw:start-glue-point="6" draw:end-shape="id7" draw:end-glue-point="3" svg:d="M19573 10447l1304 875">
          <text:p/>
        </draw:connector>
        <draw:connector draw:name="Connector: Curved 82" draw:style-name="gr20" draw:layer="layout" draw:type="curve" svg:x1="18.938cm" svg:y1="9.323cm" svg:x2="18.04cm" svg:y2="9.981cm" draw:start-shape="id5" draw:start-glue-point="0" draw:end-shape="id5" draw:end-glue-point="3" svg:d="M18938 9323c0-777-708-648-1127-289s-548 947 229 947">
          <text:p/>
        </draw:connector>
        <draw:connector draw:name="Connector: Curved 83" draw:style-name="gr21" draw:layer="layout" draw:type="curve" svg:x1="21.775cm" svg:y1="10.664cm" svg:x2="22.673cm" svg:y2="11.322cm" draw:start-shape="id7" draw:start-glue-point="0" draw:end-shape="id8" draw:end-glue-point="1" svg:d="M21775 10664c0-777 708-648 1127-289s548 947-229 947">
          <text:p/>
        </draw:connector>
        <draw:frame draw:name="TextBox 85" draw:style-name="gr17" draw:text-style-name="P2" draw:layer="layout" svg:width="2.297cm" svg:height="1.026cm" svg:x="15.036cm" svg:y="8.297cm">
          <draw:text-box>
            <text:p text:style-name="P1"><text:span text:style-name="T1">ICD:</text:span></text:p>
          </draw:text-box>
        </draw:frame>
        <draw:connector draw:name="Straight Arrow Connector 87" draw:style-name="gr22" draw:layer="layout" draw:type="line" svg:x1="21.14cm" svg:y1="9.371cm" svg:x2="19.835cm" svg:y2="9.981cm" draw:start-shape="id6" draw:start-glue-point="5" svg:d="M21140 9371l-1305 610">
          <text:p/>
        </draw:connector>
        <draw:custom-shape draw:name="Oval 88" draw:style-name="gr10" draw:text-style-name="P2" xml:id="id9" draw:id="id9" draw:layer="layout" svg:width="1.796cm" svg:height="1.316cm" svg:x="18.305cm" svg:y="14.33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89" draw:style-name="gr11" draw:text-style-name="P2" draw:layer="layout" svg:width="1.264cm" svg:height="0.684cm" svg:x="18.571cm" svg:y="14.649cm">
          <draw:text-box>
            <text:p text:style-name="P1"><text:span text:style-name="T2">HCM</text:span></text:p>
          </draw:text-box>
        </draw:frame>
        <draw:custom-shape draw:name="Oval 92" draw:style-name="gr10" draw:text-style-name="P2" xml:id="id11" draw:id="id11" draw:layer="layout" svg:width="1.796cm" svg:height="1.316cm" svg:x="21.773cm" svg:y="14.333cm">
          <text:p/>
  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name="TextBox 93" draw:style-name="gr11" draw:text-style-name="P2" xml:id="id10" draw:id="id10" draw:layer="layout" svg:width="1.796cm" svg:height="0.684cm" svg:x="21.773cm" svg:y="14.649cm">
          <draw:text-box>
            <text:p text:style-name="P1"><text:span text:style-name="T2">All-cause</text:span></text:p>
          </draw:text-box>
        </draw:frame>
        <draw:connector draw:name="Straight Arrow Connector 95" draw:style-name="gr23" draw:layer="layout" draw:type="line" svg:x1="20.101cm" svg:y1="14.991cm" svg:x2="21.773cm" svg:y2="14.991cm" draw:start-shape="id9" draw:start-glue-point="1" draw:end-shape="id10" draw:end-glue-point="3" svg:d="M20101 14991h1672">
          <text:p/>
        </draw:connector>
        <draw:connector draw:name="Connector: Curved 96" draw:style-name="gr24" draw:layer="layout" draw:type="curve" svg:x1="19.203cm" svg:y1="14.333cm" svg:x2="18.305cm" svg:y2="14.991cm" draw:start-shape="id9" draw:start-glue-point="0" draw:end-shape="id9" draw:end-glue-point="3" svg:d="M19203 14333c0-777-708-648-1127-289s-548 947 229 947">
          <text:p/>
        </draw:connector>
        <draw:connector draw:name="Connector: Curved 97" draw:style-name="gr25" draw:layer="layout" draw:type="curve" svg:x1="22.671cm" svg:y1="14.333cm" svg:x2="23.569cm" svg:y2="14.991cm" draw:start-shape="id11" draw:start-glue-point="0" draw:end-shape="id10" draw:end-glue-point="1" svg:d="M22671 14333c0-777 708-648 1127-289s548 947-229 947">
          <text:p/>
        </draw:connector>
        <draw:custom-shape draw:name="Isosceles Triangle 106" draw:style-name="gr26" draw:text-style-name="P2" draw:layer="layout" svg:width="0.263cm" svg:height="0.286cm" svg:x="20.877cm" svg:y="1.37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08" draw:style-name="gr26" draw:text-style-name="P2" draw:layer="layout" svg:width="0.263cm" svg:height="0.286cm" svg:x="20.985cm" svg:y="3.068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0" draw:style-name="gr26" draw:text-style-name="P2" draw:layer="layout" svg:width="0.263cm" svg:height="0.286cm" svg:x="20.978cm" svg:y="3.415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2" draw:style-name="gr26" draw:text-style-name="P2" draw:layer="layout" svg:width="0.263cm" svg:height="0.286cm" svg:x="20.968cm" svg:y="5.162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4" draw:style-name="gr26" draw:text-style-name="P2" draw:layer="layout" svg:width="0.263cm" svg:height="0.286cm" svg:x="9.504cm" svg:y="5.0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6" draw:style-name="gr26" draw:text-style-name="P2" draw:layer="layout" svg:width="0.263cm" svg:height="0.286cm" svg:x="9.544cm" svg:y="3.367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18" draw:style-name="gr26" draw:text-style-name="P2" draw:layer="layout" svg:width="0.263cm" svg:height="0.286cm" svg:x="9.544cm" svg:y="3.024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draw:name="Isosceles Triangle 120" draw:style-name="gr26" draw:text-style-name="P2" draw:layer="layout" svg:width="0.263cm" svg:height="0.286cm" svg:x="9.517cm" svg:y="1.246cm">
          <text:p/>
          <draw:enhanced-geometry svg:viewBox="0 0 21600 21600" draw:path-stretchpoint-x="21600" draw:path-stretchpoint-y="21600" draw:text-areas="?f10 ?f6 ?f12 ?f3" draw:glue-points="?f11 ?f2 ?f10 ?f6 ?f0 ?f3 ?f11 ?f3 ?f1 ?f3 ?f12 ?f6" draw:type="non-primitive" draw:modifiers="50000" draw:enhanced-path="M ?f0 ?f3 L ?f11 ?f2 ?f1 ?f3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presentation:notes draw:style-name="dp2">
          <draw:page-thumbnail draw:style-name="gr2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500" svg:viewBox="0 0 20 30" svg:d="M10 0l-10 30h20z"/>
    <draw:marker draw:name="a502" svg:viewBox="0 0 20 30" svg:d="M10 0l-10 30h20z"/>
    <draw:marker draw:name="a504" svg:viewBox="0 0 20 30" svg:d="M10 0l-10 30h20z"/>
    <draw:marker draw:name="a506" svg:viewBox="0 0 20 30" svg:d="M10 0l-10 30h20z"/>
    <draw:marker draw:name="a508" svg:viewBox="0 0 20 30" svg:d="M10 0l-10 30h20z"/>
    <draw:marker draw:name="a536" svg:viewBox="0 0 20 30" svg:d="M10 0l-10 30h20z"/>
    <draw:marker draw:name="a538" svg:viewBox="0 0 20 30" svg:d="M10 0l-10 30h20z"/>
    <draw:marker draw:name="a540" svg:viewBox="0 0 20 30" svg:d="M10 0l-10 30h20z"/>
    <draw:marker draw:name="a542" svg:viewBox="0 0 20 30" svg:d="M10 0l-10 30h20z"/>
    <draw:marker draw:name="a548" svg:viewBox="0 0 20 30" svg:d="M10 0l-10 30h20z"/>
    <draw:marker draw:name="a564" svg:viewBox="0 0 20 30" svg:d="M10 0l-10 30h20z"/>
    <draw:marker draw:name="a566" svg:viewBox="0 0 20 30" svg:d="M10 0l-10 30h20z"/>
    <draw:marker draw:name="a568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Office-Theme-background" style:family="presentation">
      <style:graphic-properties draw:stroke="none" draw:fill="solid" draw:fill-color="#ffffff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cm" fo:margin-bottom="0.4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cm" fo:margin-bottom="0.3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cm" fo:margin-bottom="0.2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cm" fo:margin-bottom="0.1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cm" fo:margin-bottom="0.1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cm" fo:margin-bottom="0.1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cm" fo:margin-bottom="0.1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cm" fo:margin-bottom="0.1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Office-Theme-backgroundobjects">
      <style:graphic-properties draw:stroke="none" draw:fill="none" draw:fill-color="#ffffff" draw:auto-grow-height="false" fo:min-height="1.485cm"/>
    </style:style>
    <style:style style:name="Mpr6" style:family="presentation" style:parent-style-name="Master1-Office-Them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485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485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485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485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485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485cm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485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485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485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485cm"/>
    </style:style>
    <style:style style:name="Mpr67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Calibri Light'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898989" style:text-line-through-style="none" style:text-position="0% 100%" fo:font-family="Calibri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Calibri Light'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898989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color="#000000" style:text-line-through-style="none" style:text-position="0% 100%" fo:font-family="'Calibri Light'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Master1-Office-Theme" style:page-layout-name="PM1" draw:style-name="Mdp1">
      <draw:frame draw:name="Title Placeholder 1" presentation:style-name="Mpr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2" draw:text-style-name="MP4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Office-Theme-title" draw:layer="backgroundobjects" svg:width="14.848cm" svg:height="11.136cm" svg:x="3.075cm" svg:y="2.257cm" presentation:class="page"/>
        <draw:frame presentation:style-name="Master1-Office-Them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4" draw:layer="backgroundobjects" svg:width="25.4cm" svg:height="6.632cm" svg:x="4.233cm" svg:y="3.118cm" presentation:class="title">
        <draw:text-box>
          <text:p text:style-name="MP12"><text:span text:style-name="MT7">Click to edit Master title style</text:span></text:p>
        </draw:text-box>
      </draw:frame>
      <draw:frame draw:name="Subtitle 2" presentation:style-name="Mpr8" draw:text-style-name="MP4" draw:layer="backgroundobjects" svg:width="25.4cm" svg:height="4.599cm" svg:x="4.233cm" svg:y="10.006cm" presentation:class="subtitle">
        <draw:text-box>
          <text:p text:style-name="MP13"><text:span text:style-name="MT3">Click to edit Master subtitle style</text:span></text:p>
        </draw:text-box>
      </draw:frame>
      <draw:frame draw:name="Date Placeholder 3" presentation:style-name="Mpr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1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30.479cm" svg:height="12.572cm" svg:x="1.693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cm" svg:height="0cm" svg:x="0cm" svg:y="2.257cm" presentation:class="page"/>
        <draw:frame presentation:style-name="Master1-Layout1-title-Title-Sl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14" draw:text-style-name="MP4" draw:layer="backgroundobjects" svg:width="29.21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16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15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2-obj-Title-and-Content-title" draw:layer="backgroundobjects" svg:width="0cm" svg:height="0cm" svg:x="0cm" svg:y="2.257cm" presentation:class="page"/>
        <draw:frame presentation:style-name="Master1-Layout2-obj-Title-and-Conten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4" draw:layer="backgroundobjects" svg:width="29.21cm" svg:height="7.924cm" svg:x="2.311cm" svg:y="4.749cm" presentation:class="title">
        <draw:text-box>
          <text:p text:style-name="MP3"><text:span text:style-name="MT7">Click to edit Master title style</text:span></text:p>
        </draw:text-box>
      </draw:frame>
      <draw:frame draw:name="Text Placeholder 2" presentation:style-name="Mpr20" draw:text-style-name="MP4" draw:layer="backgroundobjects" svg:width="29.21cm" svg:height="4.167cm" svg:x="2.311cm" svg:y="12.749cm" presentation:class="outline">
        <draw:text-box>
          <text:list text:style-name="ML6">
            <text:list-item>
              <text:p text:style-name="MP14"><text:span text:style-name="MT8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22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21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cm" svg:height="0cm" svg:x="0cm" svg:y="2.257cm" presentation:class="page"/>
        <draw:frame presentation:style-name="Master1-Layout3-secHead-Section-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Content Placeholder 2" presentation:style-name="Mpr26" draw:text-style-name="MP4" draw:layer="backgroundobjects" svg:width="14.393cm" svg:height="12.087cm" svg:x="2.328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4.393cm" svg:height="12.087cm" svg:x="17.145cm" svg:y="5.071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5" presentation:style-name="Mpr2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2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4-twoObj-Two-Content-title" draw:layer="backgroundobjects" svg:width="0cm" svg:height="0cm" svg:x="0cm" svg:y="2.257cm" presentation:class="page"/>
        <draw:frame presentation:style-name="Master1-Layout4-twoObj-Two-Content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4" draw:layer="backgroundobjects" svg:width="29.21cm" svg:height="3.682cm" svg:x="2.333cm" svg:y="1.014cm" presentation:class="title">
        <draw:text-box>
          <text:p text:style-name="MP3"><text:span text:style-name="MT1">Click to edit Master title style</text:span></text:p>
        </draw:text-box>
      </draw:frame>
      <draw:frame draw:name="Text Placeholder 2" presentation:style-name="Mpr32" draw:text-style-name="MP4" draw:layer="backgroundobjects" svg:width="14.327cm" svg:height="2.289cm" svg:x="2.333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4.327cm" svg:height="10.235cm" svg:x="2.333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4.398cm" svg:height="2.289cm" svg:x="17.145cm" svg:y="4.67cm" presentation:class="outline">
        <draw:text-box>
          <text:list text:style-name="ML6">
            <text:list-item>
              <text:p text:style-name="MP14"><text:span text:style-name="MT9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4.398cm" svg:height="10.235cm" svg:x="17.145cm" svg:y="6.959cm" presentation:class="title">
        <draw:text-box>
          <text:list text:style-name="ML3">
            <text:list-item>
              <text:p text:style-name="MP5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7" presentation:style-name="Mpr35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8" presentation:style-name="Mpr34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cm" svg:height="0cm" svg:x="0cm" svg:y="2.257cm" presentation:class="page"/>
        <draw:frame presentation:style-name="Master1-Layout5-twoTxTwoObj-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Date Placeholder 2" presentation:style-name="Mpr3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3" presentation:style-name="Mpr4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4" presentation:style-name="Mpr3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cm" svg:height="0cm" svg:x="0cm" svg:y="2.257cm" presentation:class="page"/>
        <draw:frame presentation:style-name="Master1-Layout6-titleOnly-Title-Only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2" presentation:style-name="Mpr4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3" presentation:style-name="Mpr4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7-blank-Blank-title" draw:layer="backgroundobjects" svg:width="0cm" svg:height="0cm" svg:x="0cm" svg:y="2.257cm" presentation:class="page"/>
        <draw:frame presentation:style-name="Master1-Layout7-blank-Blank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Content Placeholder 2" presentation:style-name="Mpr48" draw:text-style-name="MP4" draw:layer="backgroundobjects" svg:width="17.145cm" svg:height="13.538cm" svg:x="14.398cm" svg:y="2.743cm" presentation:class="title">
        <draw:text-box>
          <text:list text:style-name="ML3">
            <text:list-item>
              <text:p text:style-name="MP5"><text:span text:style-name="MT11">Click to edit Master text styles</text:span><text:span text:style-name="MT11"><text:line-break/></text:span><text:span text:style-name="MT2">Second level</text:span><text:span text:style-name="MT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    </text:list-item>
          </text:list>
        </draw:text-box>
      </draw:frame>
      <draw:frame draw:name="Text Placeholder 3" presentation:style-name="Mpr49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0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5" presentation:style-name="Mpr51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0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8-objTx-Content-with-Caption-title" draw:layer="backgroundobjects" svg:width="0cm" svg:height="0cm" svg:x="0cm" svg:y="2.257cm" presentation:class="page"/>
        <draw:frame presentation:style-name="Master1-Layout8-objTx-Content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4" draw:layer="backgroundobjects" svg:width="10.923cm" svg:height="4.445cm" svg:x="2.333cm" svg:y="1.27cm" presentation:class="title">
        <draw:text-box>
          <text:p text:style-name="MP3"><text:span text:style-name="MT10">Click to edit Master title style</text:span></text:p>
        </draw:text-box>
      </draw:frame>
      <draw:frame draw:name="Picture Placeholder 2" presentation:style-name="Mpr55" draw:text-style-name="MP4" draw:layer="backgroundobjects" svg:width="17.145cm" svg:height="13.538cm" svg:x="14.398cm" svg:y="2.743cm" presentation:class="title">
        <draw:text-box>
          <text:p/>
        </draw:text-box>
      </draw:frame>
      <draw:frame draw:name="Text Placeholder 3" presentation:style-name="Mpr56" draw:text-style-name="MP4" draw:layer="backgroundobjects" svg:width="10.923cm" svg:height="10.588cm" svg:x="2.333cm" svg:y="5.715cm" presentation:class="outline">
        <draw:text-box>
          <text:list text:style-name="ML6">
            <text:list-item>
              <text:p text:style-name="MP14"><text:span text:style-name="MT12">Click to edit Master text styles</text:span></text:p>
            </text:list-item>
          </text:list>
        </draw:text-box>
      </draw:frame>
      <draw:frame draw:name="Date Placeholder 4" presentation:style-name="Mpr57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5" presentation:style-name="Mpr58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6" presentation:style-name="Mpr57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9-picTx-Picture-with-Caption-title" draw:layer="backgroundobjects" svg:width="0cm" svg:height="0cm" svg:x="0cm" svg:y="2.257cm" presentation:class="page"/>
        <draw:frame presentation:style-name="Master1-Layout9-picTx-Picture-with-Caption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0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4" draw:layer="backgroundobjects" svg:width="29.21cm" svg:height="3.682cm" svg:x="2.328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2" draw:text-style-name="MP15" draw:layer="backgroundobjects" svg:width="29.21cm" svg:height="12.087cm" svg:x="2.328cm" svg:y="5.071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64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3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cm" svg:height="0cm" svg:x="0cm" svg:y="2.257cm" presentation:class="page"/>
        <draw:frame presentation:style-name="Master1-Layout10-vertTx-Title-and-Vertical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5" draw:layer="backgroundobjects" svg:width="7.302cm" svg:height="16.144cm" svg:x="24.236cm" svg:y="1.014cm" presentation:class="title">
        <draw:text-box>
          <text:p text:style-name="MP3"><text:span text:style-name="MT1">Click to edit Master title style</text:span></text:p>
        </draw:text-box>
      </draw:frame>
      <draw:frame draw:name="Vertical Text Placeholder 2" presentation:style-name="Mpr68" draw:text-style-name="MP15" draw:layer="backgroundobjects" svg:width="21.484cm" svg:height="16.144cm" svg:x="2.328cm" svg:y="1.014cm" presentation:class="outline">
        <draw:text-box>
          <text:list text:style-name="ML3">
            <text:list-item>
              <text:p text:style-name="MP5"><text:span text:style-name="MT2">Click to edit Master text styles</text:span></text:p>
              <text:list>
                <text:list-item>
                  <text:p text:style-name="MP6"><text:span text:style-name="MT3">Second level</text:span></text:p>
                  <text:list>
                    <text:list-item>
                      <text:p text:style-name="MP7"><text:span text:style-name="MT4">Third level</text:span></text:p>
                      <text:list>
                        <text:list-item>
                          <text:p text:style-name="MP8"><text:span text:style-name="MT5">Fourth level</text:span></text:p>
                          <text:list>
                            <text:list-item>
                              <text:p text:style-name="MP9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7.62cm" svg:height="1.014cm" svg:x="2.328cm" svg:y="17.657cm" presentation:class="date-time">
        <draw:text-box>
          <text:p text:style-name="MP10"><text:span text:style-name="MT6"><text:date style:data-style-name="D1" text:date-value="2020-11-04">04/11/20</text:date></text:span></text:p>
        </draw:text-box>
      </draw:frame>
      <draw:frame draw:name="Footer Placeholder 4" presentation:style-name="Mpr70" draw:text-style-name="MP4" draw:layer="backgroundobjects" svg:width="11.43cm" svg:height="1.014cm" svg:x="11.218cm" svg:y="17.657cm" presentation:class="footer">
        <draw:text-box>
          <text:p/>
        </draw:text-box>
      </draw:frame>
      <draw:frame draw:name="Slide Number Placeholder 5" presentation:style-name="Mpr69" draw:text-style-name="MP4" draw:layer="backgroundobjects" svg:width="7.62cm" svg:height="1.014cm" svg:x="23.918cm" svg:y="17.657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cm" svg:height="0cm" svg:x="0cm" svg:y="2.257cm" presentation:class="page"/>
        <draw:frame presentation:style-name="Master1-Layout11-vertTitleAndTx-Vertical-Title-a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PowerPoint Presentation</dc:title>
    <meta:initial-creator>Nathan Green</meta:initial-creator>
    <dc:creator>Nathan Green</dc:creator>
    <meta:creation-date>2020-10-01T08:42:09Z</meta:creation-date>
    <dc:date>2020-11-04T14:57:22.28</dc:date>
    <meta:editing-cycles>3</meta:editing-cycles>
    <meta:editing-duration>PT19M59S</meta:editing-duration>
    <meta:document-statistic meta:object-count="221"/>
  </office:meta>
</office:document-meta>
</file>